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style:rel-width="100%" table:align="left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8861in" style:rel-width="100%" table:align="left"/>
    </style:style>
    <style:style style:name="Table2.A" style:family="table-column">
      <style:table-column-properties style:column-width="0.8368in" style:rel-column-width="7963*"/>
    </style:style>
    <style:style style:name="Table2.B" style:family="table-column">
      <style:table-column-properties style:column-width="1.4729in" style:rel-column-width="14017*"/>
    </style:style>
    <style:style style:name="Table2.C" style:family="table-column">
      <style:table-column-properties style:column-width="1.6576in" style:rel-column-width="15775*"/>
    </style:style>
    <style:style style:name="Table2.D" style:family="table-column">
      <style:table-column-properties style:column-width="1.3639in" style:rel-column-width="12980*"/>
    </style:style>
    <style:style style:name="Table2.E" style:family="table-column">
      <style:table-column-properties style:column-width="1.5549in" style:rel-column-width="14800*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8861in" style:rel-width="100%" table:align="left"/>
    </style:style>
    <style:style style:name="Table3.A" style:family="table-column">
      <style:table-column-properties style:column-width="1.3785in" style:rel-column-width="13118*"/>
    </style:style>
    <style:style style:name="Table3.B" style:family="table-column">
      <style:table-column-properties style:column-width="1.1778in" style:rel-column-width="11208*"/>
    </style:style>
    <style:style style:name="Table3.C" style:family="table-column">
      <style:table-column-properties style:column-width="1.566in" style:rel-column-width="14903*"/>
    </style:style>
    <style:style style:name="Table3.D" style:family="table-column">
      <style:table-column-properties style:column-width="1.2993in" style:rel-column-width="12365*"/>
    </style:style>
    <style:style style:name="Table3.E" style:family="table-column">
      <style:table-column-properties style:column-width="1.4646in" style:rel-column-width="13941*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8861in" style:rel-width="100%" table:align="left"/>
    </style:style>
    <style:style style:name="Table4.A" style:family="table-column">
      <style:table-column-properties style:column-width="0.8368in" style:rel-column-width="7963*"/>
    </style:style>
    <style:style style:name="Table4.B" style:family="table-column">
      <style:table-column-properties style:column-width="1.4729in" style:rel-column-width="14017*"/>
    </style:style>
    <style:style style:name="Table4.C" style:family="table-column">
      <style:table-column-properties style:column-width="1.6576in" style:rel-column-width="15775*"/>
    </style:style>
    <style:style style:name="Table4.D" style:family="table-column">
      <style:table-column-properties style:column-width="1.3639in" style:rel-column-width="12980*"/>
    </style:style>
    <style:style style:name="Table4.E" style:family="table-column">
      <style:table-column-properties style:column-width="1.5549in" style:rel-column-width="14800*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8861in" style:rel-width="100%" table:align="left"/>
    </style:style>
    <style:style style:name="Table5.A" style:family="table-column">
      <style:table-column-properties style:column-width="0.8299in" style:rel-column-width="7897*"/>
    </style:style>
    <style:style style:name="Table5.B" style:family="table-column">
      <style:table-column-properties style:column-width="1.475in" style:rel-column-width="14037*"/>
    </style:style>
    <style:style style:name="Table5.C" style:family="table-column">
      <style:table-column-properties style:column-width="1.6597in" style:rel-column-width="15795*"/>
    </style:style>
    <style:style style:name="Table5.D" style:family="table-column">
      <style:table-column-properties style:column-width="1.3653in" style:rel-column-width="12993*"/>
    </style:style>
    <style:style style:name="Table5.E" style:family="table-column">
      <style:table-column-properties style:column-width="1.5563in" style:rel-column-width="14813*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6.8861in" style:rel-width="100%" table:align="left"/>
    </style:style>
    <style:style style:name="Table6.A" style:family="table-column">
      <style:table-column-properties style:column-width="0.8299in" style:rel-column-width="7897*"/>
    </style:style>
    <style:style style:name="Table6.B" style:family="table-column">
      <style:table-column-properties style:column-width="1.475in" style:rel-column-width="14037*"/>
    </style:style>
    <style:style style:name="Table6.C" style:family="table-column">
      <style:table-column-properties style:column-width="1.6597in" style:rel-column-width="15795*"/>
    </style:style>
    <style:style style:name="Table6.D" style:family="table-column">
      <style:table-column-properties style:column-width="1.3653in" style:rel-column-width="12993*"/>
    </style:style>
    <style:style style:name="Table6.E" style:family="table-column">
      <style:table-column-properties style:column-width="1.5563in" style:rel-column-width="14813*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6.8861in" style:rel-width="100%" table:align="left"/>
    </style:style>
    <style:style style:name="Table7.A" style:family="table-column">
      <style:table-column-properties style:column-width="0.8368in" style:rel-column-width="7963*"/>
    </style:style>
    <style:style style:name="Table7.B" style:family="table-column">
      <style:table-column-properties style:column-width="1.4729in" style:rel-column-width="14017*"/>
    </style:style>
    <style:style style:name="Table7.C" style:family="table-column">
      <style:table-column-properties style:column-width="1.6576in" style:rel-column-width="15775*"/>
    </style:style>
    <style:style style:name="Table7.D" style:family="table-column">
      <style:table-column-properties style:column-width="1.3639in" style:rel-column-width="12980*"/>
    </style:style>
    <style:style style:name="Table7.E" style:family="table-column">
      <style:table-column-properties style:column-width="1.5549in" style:rel-column-width="14800*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6.8861in" style:rel-width="100%" table:align="left"/>
    </style:style>
    <style:style style:name="Table8.A" style:family="table-column">
      <style:table-column-properties style:column-width="0.7708in" style:rel-column-width="7336*"/>
    </style:style>
    <style:style style:name="Table8.B" style:family="table-column">
      <style:table-column-properties style:column-width="1.2479in" style:rel-column-width="11876*"/>
    </style:style>
    <style:style style:name="Table8.C" style:family="table-column">
      <style:table-column-properties style:column-width="1.6757in" style:rel-column-width="15947*"/>
    </style:style>
    <style:style style:name="Table8.D" style:family="table-column">
      <style:table-column-properties style:column-width="1.4618in" style:rel-column-width="13911*"/>
    </style:style>
    <style:style style:name="Table8.E" style:family="table-column">
      <style:table-column-properties style:column-width="1.7299in" style:rel-column-width="16465*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6.8861in" style:rel-width="100%" table:align="left"/>
    </style:style>
    <style:style style:name="Table9.A" style:family="table-column">
      <style:table-column-properties style:column-width="0.7167in" style:rel-column-width="6820*"/>
    </style:style>
    <style:style style:name="Table9.B" style:family="table-column">
      <style:table-column-properties style:column-width="1.434in" style:rel-column-width="13647*"/>
    </style:style>
    <style:style style:name="Table9.C" style:family="table-column">
      <style:table-column-properties style:column-width="1.6375in" style:rel-column-width="15584*"/>
    </style:style>
    <style:style style:name="Table9.D" style:family="table-column">
      <style:table-column-properties style:column-width="1.3931in" style:rel-column-width="13257*"/>
    </style:style>
    <style:style style:name="Table9.E" style:family="table-column">
      <style:table-column-properties style:column-width="1.7049in" style:rel-column-width="16227*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6.8861in" style:rel-width="100%" table:align="left"/>
    </style:style>
    <style:style style:name="Table10.A" style:family="table-column">
      <style:table-column-properties style:column-width="0.8146in" style:rel-column-width="7752*"/>
    </style:style>
    <style:style style:name="Table10.B" style:family="table-column">
      <style:table-column-properties style:column-width="1.4306in" style:rel-column-width="13614*"/>
    </style:style>
    <style:style style:name="Table10.C" style:family="table-column">
      <style:table-column-properties style:column-width="1.6125in" style:rel-column-width="15346*"/>
    </style:style>
    <style:style style:name="Table10.D" style:family="table-column">
      <style:table-column-properties style:column-width="1.3319in" style:rel-column-width="12676*"/>
    </style:style>
    <style:style style:name="Table10.E" style:family="table-column">
      <style:table-column-properties style:column-width="1.6965in" style:rel-column-width="16147*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6.8861in" style:rel-width="100%" table:align="left"/>
    </style:style>
    <style:style style:name="Table11.A" style:family="table-column">
      <style:table-column-properties style:column-width="0.8146in" style:rel-column-width="7752*"/>
    </style:style>
    <style:style style:name="Table11.B" style:family="table-column">
      <style:table-column-properties style:column-width="1.4306in" style:rel-column-width="13614*"/>
    </style:style>
    <style:style style:name="Table11.C" style:family="table-column">
      <style:table-column-properties style:column-width="1.6125in" style:rel-column-width="15346*"/>
    </style:style>
    <style:style style:name="Table11.D" style:family="table-column">
      <style:table-column-properties style:column-width="1.3319in" style:rel-column-width="12676*"/>
    </style:style>
    <style:style style:name="Table11.E" style:family="table-column">
      <style:table-column-properties style:column-width="1.6965in" style:rel-column-width="16147*"/>
    </style:style>
    <style:style style:name="Table11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margin-top="0in" fo:margin-bottom="0in"/>
      <style:text-properties fo:font-size="2pt" style:font-size-asian="2pt" style:font-size-complex="2pt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paragraph-properties fo:margin-top="0in" fo:margin-bottom="0.1965in"/>
    </style:style>
    <style:style style:name="P4" style:family="paragraph" style:parent-style-name="Table_20_Contents" style:list-style-name="L1"/>
    <style:style style:name="P5" style:family="paragraph" style:parent-style-name="Table_20_Contents" style:list-style-name="L1">
      <style:paragraph-properties fo:margin-top="0in" fo:margin-bottom="0.1965in"/>
    </style:style>
    <style:style style:name="P6" style:family="paragraph" style:parent-style-name="Table_20_Contents" style:list-style-name="L2">
      <style:paragraph-properties fo:margin-top="0in" fo:margin-bottom="0.1965in"/>
    </style:style>
    <style:style style:name="T1" style:family="text">
      <style:text-properties fo:font-weight="bold"/>
    </style:style>
    <style:style style:name="T2" style:family="text">
      <style:text-properties fo:color="#ff000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eneral Questions </text:p>
      <text:p text:style-name="P1"><text:bookmark text:name="example"/></text:p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row>
                <table:table-cell table:style-name="Table2.A1" office:value-type="string">
                  <text:p text:style-name="P3"><text:span text:style-name="T1">1 .</text:span> </text:p>
                  <text:p text:style-name="P3">Type: MCQ </text:p>
                </table:table-cell>
                <table:table-cell table:style-name="Table2.A1" office:value-type="string">
                  <text:p text:style-name="Table_20_Contents">Time Taken: 14 Second </text:p>
                </table:table-cell>
                <table:table-cell table:style-name="Table2.A1" office:value-type="string">
                  <text:p text:style-name="Table_20_Contents">Window violation: 0 times </text:p>
                </table:table-cell>
                <table:table-cell table:style-name="Table2.A1" office:value-type="string">
                  <text:p text:style-name="Table_20_Contents">Time violation: 0 secs</text:p>
                </table:table-cell>
                <table:table-cell table:style-name="Table2.A1" office:value-type="string">
                  <text:p text:style-name="Table_20_Contents">Section: AngularJS Basic</text:p>
                </table:table-cell>
              </table:table-row>
              <table:table-row>
                <table:table-cell table:style-name="Table2.A1" office:value-type="string">
                  <text:p text:style-name="P3">Correct</text:p>
                  <text:p text:style-name="Table_20_Contents">Points : 1 <text:line-break/>Score : 1 </text:p>
                </table:table-cell>
                <table:table-cell table:style-name="Table2.A1" table:number-columns-spanned="4" office:value-type="string">
                  <text:p text:style-name="Table_20_Contents">The model data in controllers can be accessed by: </text:p>
                  <text:p text:style-name="Table_20_Contents"><text:span text:style-name="T1">Candidate Answer: </text:span>$scope object </text:p>
                </table:table-cell>
                <table:covered-table-cell/>
                <table:covered-table-cell/>
                <table:covered-table-cell/>
              </table:table-row>
            </table:table>
            <text:p text:style-name="Text_20_body"/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row>
                <table:table-cell table:style-name="Table3.A1" office:value-type="string">
                  <text:p text:style-name="P3"><text:span text:style-name="T1">2 .</text:span> </text:p>
                  <text:p text:style-name="P3">Type: Multiple Answer </text:p>
                </table:table-cell>
                <table:table-cell table:style-name="Table3.A1" office:value-type="string">
                  <text:p text:style-name="Table_20_Contents">Time Taken: 26 secs</text:p>
                </table:table-cell>
                <table:table-cell table:style-name="Table3.A1" office:value-type="string">
                  <text:p text:style-name="Table_20_Contents">Window violation: 0 times </text:p>
                </table:table-cell>
                <table:table-cell table:style-name="Table3.A1" office:value-type="string">
                  <text:p text:style-name="Table_20_Contents">Time violation: 0 secs</text:p>
                </table:table-cell>
                <table:table-cell table:style-name="Table3.A1" office:value-type="string">
                  <text:p text:style-name="Table_20_Contents">Section: AngularJS Basic</text:p>
                </table:table-cell>
              </table:table-row>
              <table:table-row>
                <table:table-cell table:style-name="Table3.A1" office:value-type="string">
                  <text:p text:style-name="P3">Correct</text:p>
                  <text:p text:style-name="Table_20_Contents">Points : 1 <text:line-break/>Score : 1 </text:p>
                </table:table-cell>
                <table:table-cell table:style-name="Table3.A1" table:number-columns-spanned="4" office:value-type="string">
                  <text:p text:style-name="Table_20_Contents">Which of the following are true for the Angular services?<text:line-break/><text:line-break/><text:span text:style-name="Strong_20_Emphasis">Note:</text:span> There can be multiple correct answers to this question. </text:p>
                  <text:p text:style-name="Horizontal_20_Line"/>
                  <text:p text:style-name="P3">Status: Answered <text:line-break/><text:span text:style-name="T1">Candidate Answer:</text:span> </text:p>
                  <text:list xml:id="list36326695" text:style-name="L1">
                    <text:list-item>
                      <text:p text:style-name="P4">Services are singletons </text:p>
                    </text:list-item>
                    <text:list-item>
                      <text:p text:style-name="P5">Services are lazily instantiated </text:p>
                    </text:list-item>
                  </text:list>
                </table:table-cell>
                <table:covered-table-cell/>
                <table:covered-table-cell/>
                <table:covered-table-cell/>
              </table:table-row>
            </table:table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column table:style-name="Table4.E"/>
              <table:table-row>
                <table:table-cell table:style-name="Table4.A1" office:value-type="string">
                  <text:p text:style-name="P3"><text:span text:style-name="T1">3 .</text:span> </text:p>
                  <text:p text:style-name="P3">Type: MCQ </text:p>
                </table:table-cell>
                <table:table-cell table:style-name="Table4.A1" office:value-type="string">
                  <text:p text:style-name="Table_20_Contents">Time Taken: 50 Second </text:p>
                </table:table-cell>
                <table:table-cell table:style-name="Table4.A1" office:value-type="string">
                  <text:p text:style-name="Table_20_Contents">Window violation: 0 times </text:p>
                </table:table-cell>
                <table:table-cell table:style-name="Table4.A1" office:value-type="string">
                  <text:p text:style-name="Table_20_Contents">Time violation: 0 secs</text:p>
                </table:table-cell>
                <table:table-cell table:style-name="Table4.A1" office:value-type="string">
                  <text:p text:style-name="Table_20_Contents">Section: AngularJS Basic</text:p>
                </table:table-cell>
              </table:table-row>
              <table:table-row>
                <table:table-cell table:style-name="Table4.A1" office:value-type="string">
                  <text:p text:style-name="P3">Correct</text:p>
                  <text:p text:style-name="Table_20_Contents">Points : 1 <text:line-break/>Score : 1 </text:p>
                </table:table-cell>
                <table:table-cell table:style-name="Table4.A1" table:number-columns-spanned="4" office:value-type="string">
                  <text:p text:style-name="Table_20_Contents">How can we dynamically set a CSS class on an HTML element with Angular? </text:p>
                  <text:p text:style-name="Horizontal_20_Line"/>
                  <text:p text:style-name="Table_20_Contents">Status: Answered <text:line-break/><text:span text:style-name="T1">Candidate Answer: </text:span>ngClass </text:p>
                </table:table-cell>
                <table:covered-table-cell/>
                <table:covered-table-cell/>
                <table:covered-table-cell/>
              </table:table-row>
            </table:table>
            <text:p text:style-name="Text_20_body"/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column table:style-name="Table5.D"/>
              <table:table-column table:style-name="Table5.E"/>
              <table:table-row>
                <table:table-cell table:style-name="Table5.A1" office:value-type="string">
                  <text:p text:style-name="P3"><text:span text:style-name="T1">4 .</text:span> </text:p>
                  <text:p text:style-name="P3">Type: MCQ </text:p>
                </table:table-cell>
                <table:table-cell table:style-name="Table5.A1" office:value-type="string">
                  <text:p text:style-name="Table_20_Contents">Time Taken: 20 Second </text:p>
                </table:table-cell>
                <table:table-cell table:style-name="Table5.A1" office:value-type="string">
                  <text:p text:style-name="Table_20_Contents">Window violation: 0 times </text:p>
                </table:table-cell>
                <table:table-cell table:style-name="Table5.A1" office:value-type="string">
                  <text:p text:style-name="Table_20_Contents">Time violation: 0 secs</text:p>
                </table:table-cell>
                <table:table-cell table:style-name="Table5.A1" office:value-type="string">
                  <text:p text:style-name="Table_20_Contents">Section: AngularJS Basic</text:p>
                </table:table-cell>
              </table:table-row>
              <table:table-row>
                <table:table-cell table:style-name="Table5.A1" office:value-type="string">
                  <text:p text:style-name="P3">Wrong</text:p>
                  <text:p text:style-name="Table_20_Contents">Points : 1 <text:line-break/><text:soft-page-break/>Score : <text:span text:style-name="T2">(0)</text:span> </text:p>
                </table:table-cell>
                <table:table-cell table:style-name="Table5.A1" table:number-columns-spanned="4" office:value-type="string">
                  <text:p text:style-name="Table_20_Contents">Application Module that is used to initialise the Angular app is constructed like:<text:line-break/><text:span text:style-name="T1">Candidate Answer: </text:span>varmainApp = angular.module("mainApp"); </text:p>
                </table:table-cell>
                <table:covered-table-cell/>
                <table:covered-table-cell/>
                <table:covered-table-cell/>
              </table:table-row>
            </table:table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column table:style-name="Table6.D"/>
              <table:table-column table:style-name="Table6.E"/>
              <table:table-row>
                <table:table-cell table:style-name="Table6.A1" office:value-type="string">
                  <text:p text:style-name="P3"><text:span text:style-name="T1">5 .</text:span> </text:p>
                  <text:p text:style-name="P3">Type: MCQ </text:p>
                </table:table-cell>
                <table:table-cell table:style-name="Table6.A1" office:value-type="string">
                  <text:p text:style-name="Table_20_Contents">Time Taken: 62 Second </text:p>
                </table:table-cell>
                <table:table-cell table:style-name="Table6.A1" office:value-type="string">
                  <text:p text:style-name="Table_20_Contents">Window violation: 0 times </text:p>
                </table:table-cell>
                <table:table-cell table:style-name="Table6.A1" office:value-type="string">
                  <text:p text:style-name="Table_20_Contents">Time violation: 0 secs</text:p>
                </table:table-cell>
                <table:table-cell table:style-name="Table6.A1" office:value-type="string">
                  <text:p text:style-name="Table_20_Contents">Section: AngularJS Basic</text:p>
                </table:table-cell>
              </table:table-row>
              <table:table-row>
                <table:table-cell table:style-name="Table6.A1" office:value-type="string">
                  <text:p text:style-name="P3">Wrong</text:p>
                  <text:p text:style-name="Table_20_Contents">Points : 1 <text:line-break/>Score : <text:span text:style-name="T2">(0)</text:span> </text:p>
                </table:table-cell>
                <table:table-cell table:style-name="Table6.A1" table:number-columns-spanned="4" office:value-type="string">
                  <text:p text:style-name="Table_20_Contents">In AngularJS, what does $location service do? </text:p>
                  <text:p text:style-name="Table_20_Contents"><text:span text:style-name="T1">Candidate Answer: </text:span>Provides user's location to the app based on device's GPS </text:p>
                </table:table-cell>
                <table:covered-table-cell/>
                <table:covered-table-cell/>
                <table:covered-table-cell/>
              </table:table-row>
            </table:table>
            <table:table table:name="Table7" table:style-name="Table7">
              <table:table-column table:style-name="Table7.A"/>
              <table:table-column table:style-name="Table7.B"/>
              <table:table-column table:style-name="Table7.C"/>
              <table:table-column table:style-name="Table7.D"/>
              <table:table-column table:style-name="Table7.E"/>
              <table:table-row>
                <table:table-cell table:style-name="Table7.A1" office:value-type="string">
                  <text:p text:style-name="P3"><text:span text:style-name="T1">6 .</text:span> </text:p>
                  <text:p text:style-name="P3">Type: MCQ </text:p>
                </table:table-cell>
                <table:table-cell table:style-name="Table7.A1" office:value-type="string">
                  <text:p text:style-name="Table_20_Contents">Time Taken: 20 Second </text:p>
                </table:table-cell>
                <table:table-cell table:style-name="Table7.A1" office:value-type="string">
                  <text:p text:style-name="Table_20_Contents">Window violation: 0 times </text:p>
                </table:table-cell>
                <table:table-cell table:style-name="Table7.A1" office:value-type="string">
                  <text:p text:style-name="Table_20_Contents">Time violation: 0 secs</text:p>
                </table:table-cell>
                <table:table-cell table:style-name="Table7.A1" office:value-type="string">
                  <text:p text:style-name="Table_20_Contents">Section: AngularJS Basic</text:p>
                </table:table-cell>
              </table:table-row>
              <table:table-row>
                <table:table-cell table:style-name="Table7.A1" office:value-type="string">
                  <text:p text:style-name="P3">Correct</text:p>
                  <text:p text:style-name="Table_20_Contents">Points : 1 <text:line-break/>Score : 1 </text:p>
                </table:table-cell>
                <table:table-cell table:style-name="Table7.A1" table:number-columns-spanned="4" office:value-type="string">
                  <text:p text:style-name="Table_20_Contents">What is the purpose of a Child controller? </text:p>
                  <text:p text:style-name="Table_20_Contents"><text:span text:style-name="T1">Candidate Answer: </text:span>To inherit scope of parent controller </text:p>
                </table:table-cell>
                <table:covered-table-cell/>
                <table:covered-table-cell/>
                <table:covered-table-cell/>
              </table:table-row>
            </table:table>
            <table:table table:name="Table8" table:style-name="Table8">
              <table:table-column table:style-name="Table8.A"/>
              <table:table-column table:style-name="Table8.B"/>
              <table:table-column table:style-name="Table8.C"/>
              <table:table-column table:style-name="Table8.D"/>
              <table:table-column table:style-name="Table8.E"/>
              <table:table-row>
                <table:table-cell table:style-name="Table8.A1" office:value-type="string">
                  <text:p text:style-name="P3"><text:span text:style-name="T1">7 .</text:span> </text:p>
                  <text:p text:style-name="P3">Type: Multiple Answer </text:p>
                </table:table-cell>
                <table:table-cell table:style-name="Table8.A1" office:value-type="string">
                  <text:p text:style-name="Table_20_Contents">Time Taken: 79 secs</text:p>
                </table:table-cell>
                <table:table-cell table:style-name="Table8.A1" office:value-type="string">
                  <text:p text:style-name="Table_20_Contents">Window violation: 0 times </text:p>
                </table:table-cell>
                <table:table-cell table:style-name="Table8.A1" office:value-type="string">
                  <text:p text:style-name="Table_20_Contents">Time violation: 0 secs</text:p>
                </table:table-cell>
                <table:table-cell table:style-name="Table8.A1" office:value-type="string">
                  <text:p text:style-name="Table_20_Contents">Section: AngularJS Advance</text:p>
                </table:table-cell>
              </table:table-row>
              <table:table-row>
                <table:table-cell table:style-name="Table8.A1" office:value-type="string">
                  <text:p text:style-name="P3">Wrong</text:p>
                  <text:p text:style-name="Table_20_Contents">Points : 1 <text:line-break/>Score : <text:span text:style-name="T2">(0)</text:span> </text:p>
                </table:table-cell>
                <table:table-cell table:style-name="Table8.A1" table:number-columns-spanned="4" office:value-type="string">
                  <text:p text:style-name="Table_20_Contents">We have an enum in one of the services. How do you suggest to share this enum when I call a method in some other service?<text:line-break/><text:line-break/>home.factory('myService', ['$dialogs', '$resource', <text:line-break/>function ($dialogs, $resource) {<text:line-break/>    var myEnum= {<text:line-break/>        val1: 0,<text:line-break/>        val2: 1<text:line-break/>    };<text:line-break/>    return {<text:line-break/>        DoSomething : function (param1) {<text:line-break/>            ...<text:line-break/>        }<text:line-break/>    };<text:line-break/>}]);<text:line-break/>Return enum from your factory. Angular has constants, which you can inject.<text:line-break/><text:line-break/><text:span text:style-name="Strong_20_Emphasis">Note: </text:span>There can be multiple correct answers to this question. </text:p>
                  <text:p text:style-name="Horizontal_20_Line"/>
                  <text:p text:style-name="P3">Status: Answered <text:line-break/><text:span text:style-name="T1">Candidate Answer:</text:span> </text:p>
                  <text:list xml:id="list36314658" text:style-name="L2">
                    <text:list-item>
                      <text:p text:style-name="P6"><text:soft-page-break/>Define a constant:&lt;br /&gt; app.constant(&amp;#39;myEnum&amp;#39;, {&lt;br /&gt; &amp;nbsp; &amp;nbsp; &amp;nbsp;val1: 0,&lt;br /&gt; &amp;nbsp; &amp;nbsp; &amp;nbsp;val2: 1&lt;br /&gt; });&lt;br /&gt; And inject it to other services:&lt;br /&gt; app.service(&amp;#39;myService&amp;#39;, [&amp;#39;myEnum&amp;#39;, function () {&lt;br /&gt; &amp;nbsp; &amp;nbsp; &amp;nbsp;console.log(myEnum);&lt;br /&gt; }]); </text:p>
                    </text:list-item>
                  </text:list>
                </table:table-cell>
                <table:covered-table-cell/>
                <table:covered-table-cell/>
                <table:covered-table-cell/>
              </table:table-row>
            </table:table>
            <table:table table:name="Table9" table:style-name="Table9">
              <table:table-column table:style-name="Table9.A"/>
              <table:table-column table:style-name="Table9.B"/>
              <table:table-column table:style-name="Table9.C"/>
              <table:table-column table:style-name="Table9.D"/>
              <table:table-column table:style-name="Table9.E"/>
              <table:table-row>
                <table:table-cell table:style-name="Table9.A1" office:value-type="string">
                  <text:p text:style-name="P3"><text:span text:style-name="T1">8 .</text:span> </text:p>
                  <text:p text:style-name="P3">Type: MCQ </text:p>
                </table:table-cell>
                <table:table-cell table:style-name="Table9.A1" office:value-type="string">
                  <text:p text:style-name="Table_20_Contents">Time Taken: 74 Second </text:p>
                </table:table-cell>
                <table:table-cell table:style-name="Table9.A1" office:value-type="string">
                  <text:p text:style-name="Table_20_Contents">Window violation: 0 times </text:p>
                </table:table-cell>
                <table:table-cell table:style-name="Table9.A1" office:value-type="string">
                  <text:p text:style-name="Table_20_Contents">Time violation: 0 secs</text:p>
                </table:table-cell>
                <table:table-cell table:style-name="Table9.A1" office:value-type="string">
                  <text:p text:style-name="Table_20_Contents">Section: AngularJS Advance</text:p>
                </table:table-cell>
              </table:table-row>
              <table:table-row>
                <table:table-cell table:style-name="Table9.A1" office:value-type="string">
                  <text:p text:style-name="P3">Correct</text:p>
                  <text:p text:style-name="Table_20_Contents">Points : 1 <text:line-break/>Score : 1 </text:p>
                </table:table-cell>
                <table:table-cell table:style-name="Table9.A1" table:number-columns-spanned="4" office:value-type="string">
                  <text:p text:style-name="Table_20_Contents">Our constructor has optional parameters and they seem to mess with the established way of doing Dependency injection:<text:line-break/><text:span text:style-name="Strong_20_Emphasis">constructor(public name:string, public age?:number, private _service:Service);</text:span><text:line-break/>Typescript doesn’t allow a non-optional parameter behind an optional one and doesn't inject the service. What will you do? </text:p>
                  <text:p text:style-name="Horizontal_20_Line"/>
                  <text:p text:style-name="Table_20_Contents">Status: Answered <text:line-break/><text:span text:style-name="T1">Candidate Answer: </text:span>Just add the @Optional() decorator before the constructor parameter that should only be injected if there was a provider registered.<text:line-break/>constructor(public name:string, @Optional() public age?:number) </text:p>
                </table:table-cell>
                <table:covered-table-cell/>
                <table:covered-table-cell/>
                <table:covered-table-cell/>
              </table:table-row>
            </table:table>
            <table:table table:name="Table10" table:style-name="Table10">
              <table:table-column table:style-name="Table10.A"/>
              <table:table-column table:style-name="Table10.B"/>
              <table:table-column table:style-name="Table10.C"/>
              <table:table-column table:style-name="Table10.D"/>
              <table:table-column table:style-name="Table10.E"/>
              <table:table-row>
                <table:table-cell table:style-name="Table10.A1" office:value-type="string">
                  <text:p text:style-name="P3"><text:span text:style-name="T1">9 .</text:span> </text:p>
                  <text:p text:style-name="P3">Type: MCQ </text:p>
                </table:table-cell>
                <table:table-cell table:style-name="Table10.A1" office:value-type="string">
                  <text:p text:style-name="Table_20_Contents">Time Taken: 34 Second </text:p>
                </table:table-cell>
                <table:table-cell table:style-name="Table10.A1" office:value-type="string">
                  <text:p text:style-name="Table_20_Contents">Window violation: 0 times </text:p>
                </table:table-cell>
                <table:table-cell table:style-name="Table10.A1" office:value-type="string">
                  <text:p text:style-name="Table_20_Contents">Time violation: 0 secs</text:p>
                </table:table-cell>
                <table:table-cell table:style-name="Table10.A1" office:value-type="string">
                  <text:p text:style-name="Table_20_Contents">Section: AngularJS Advance</text:p>
                </table:table-cell>
              </table:table-row>
              <table:table-row>
                <table:table-cell table:style-name="Table10.A1" office:value-type="string">
                  <text:p text:style-name="P3">Wrong</text:p>
                  <text:p text:style-name="Table_20_Contents">Points : 1 <text:line-break/>Score : <text:span text:style-name="T2">(0)</text:span> </text:p>
                </table:table-cell>
                <table:table-cell table:style-name="Table10.A1" table:number-columns-spanned="4" office:value-type="string">
                  <text:p text:style-name="Table_20_Contents">How is it possible to start my angular module without some dependency?<text:line-break/><text:line-break/><text:span text:style-name="Strong_20_Emphasis">angular.module:</text:span><text:line-break/>angular.module("app", [<text:line-break/>'ngSanitize', 'ngAnimate', 'ui.router', 'ngMaterial',<text:line-break/>'ngRoute', 'ngCookies', 'NgSwitchery',<text:line-break/>'ngCkeditor', 'angularFileUpload',<text:line-break/>]); </text:p>
                  <text:p text:style-name="Horizontal_20_Line"/>
                  <text:p text:style-name="Table_20_Contents">Status: Answered <text:line-break/><text:span text:style-name="T1">Candidate Answer: </text:span>Not possible with Angular. </text:p>
                </table:table-cell>
                <table:covered-table-cell/>
                <table:covered-table-cell/>
                <table:covered-table-cell/>
              </table:table-row>
            </table:table>
            <table:table table:name="Table11" table:style-name="Table11">
              <table:table-column table:style-name="Table11.A"/>
              <table:table-column table:style-name="Table11.B"/>
              <table:table-column table:style-name="Table11.C"/>
              <table:table-column table:style-name="Table11.D"/>
              <table:table-column table:style-name="Table11.E"/>
              <table:table-row>
                <table:table-cell table:style-name="Table11.A1" office:value-type="string">
                  <text:p text:style-name="P3"><text:span text:style-name="T1">10 .</text:span> </text:p>
                  <text:p text:style-name="P3">Type: MCQ </text:p>
                </table:table-cell>
                <table:table-cell table:style-name="Table11.A1" office:value-type="string">
                  <text:p text:style-name="Table_20_Contents">Time Taken: 39 Second </text:p>
                </table:table-cell>
                <table:table-cell table:style-name="Table11.A1" office:value-type="string">
                  <text:p text:style-name="Table_20_Contents">Window violation: 0 times </text:p>
                </table:table-cell>
                <table:table-cell table:style-name="Table11.A1" office:value-type="string">
                  <text:p text:style-name="Table_20_Contents">Time violation: 0 secs</text:p>
                </table:table-cell>
                <table:table-cell table:style-name="Table11.A1" office:value-type="string">
                  <text:p text:style-name="Table_20_Contents">Section: AngularJS Advance</text:p>
                </table:table-cell>
              </table:table-row>
              <table:table-row>
                <table:table-cell table:style-name="Table11.A1" office:value-type="string">
                  <text:p text:style-name="P3">Wrong</text:p>
                  <text:p text:style-name="Table_20_Contents">Points : 1 <text:line-break/>Score : <text:span text:style-name="T2">(0)</text:span> </text:p>
                </table:table-cell>
                <table:table-cell table:style-name="Table11.A1" table:number-columns-spanned="4" office:value-type="string">
                  <text:p text:style-name="Table_20_Contents">How to store a data in localstorage via AngularJS? </text:p>
                  <text:p text:style-name="Horizontal_20_Line"/>
                  <text:p text:style-name="Table_20_Contents">Status: Answered <text:line-break/><text:soft-page-break/><text:span text:style-name="T1">Candidate Answer: </text:span>angular.module('app', [<text:line-break/>'ngStorage'<text:line-break/>]).controller('Ctrl', function(<text:line-break/>$scope,<text:line-break/>$localStorage,<text:line-break/>$sessionStorage<text:line-break/>){}); </text:p>
                </table:table-cell>
                <table:covered-table-cell/>
                <table:covered-table-cell/>
                <table:covered-table-cell/>
              </table:table-row>
            </table:table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14M55S</meta:editing-duration>
    <meta:editing-cycles>4</meta:editing-cycles>
    <meta:generator>OpenOffice.org/3.1$Win32 OpenOffice.org_project/310m11$Build-9399</meta:generator>
    <dc:date>2017-06-28T16:26:47.81</dc:date>
    <dc:creator>Michael Gokey</dc:creator>
    <meta:document-statistic meta:table-count="11" meta:image-count="0" meta:object-count="0" meta:page-count="4" meta:paragraph-count="103" meta:word-count="625" meta:character-count="4093"/>
    <meta:user-defined meta:name="Info 1"/>
    <meta:user-defined meta:name="Info 2"/>
    <meta:user-defined meta:name="Info 3"/>
    <meta:user-defined meta:name="Info 4"/>
  </office:meta>
</office:document-meta>
</file>